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F4000002A9D75DC3B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f459" officeooo:paragraph-rsid="0003f45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ingboot</text:p>
      <text:p text:style-name="Standard"><draw:frame draw:style-name="fr1" draw:name="Image1" text:anchor-type="char" svg:width="6.6929in" svg:height="2.9902in" draw:z-index="0"><draw:image xlink:href="Pictures/10000001000005F4000002A9D75DC3B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4T19:56:29.190666459</meta:creation-date>
    <dc:date>2026-02-04T19:57:33.886479926</dc:date>
    <meta:editing-duration>PT1M6S</meta:editing-duration>
    <meta:editing-cycles>1</meta:editing-cycles>
    <meta:document-statistic meta:table-count="0" meta:image-count="1" meta:object-count="0" meta:page-count="1" meta:paragraph-count="1" meta:word-count="1" meta:character-count="10" meta:non-whitespace-character-count="10"/>
    <meta:generator>LibreOffice/24.2.7.2$Linux_X86_64 LibreOffice_project/420$Build-2</meta:generator>
  </office:meta>
</office:document-meta>
</file>